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279cm" draw:marker-end-width="0.279cm" draw:textarea-horizontal-align="justify" draw:textarea-vertical-align="middle" draw:auto-grow-height="false" fo:min-height="0.97cm" fo:min-width="5.214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solid" draw:textarea-horizontal-align="justify" draw:textarea-vertical-align="middle" draw:auto-grow-height="false" fo:min-height="0.945cm" fo:min-width="4.243cm"/>
      <style:paragraph-properties style:writing-mode="lr-tb"/>
    </style:style>
    <style:style style:name="gr3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4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5" style:family="graphic" style:parent-style-name="standard">
      <style:graphic-properties draw:stroke="solid" draw:textarea-horizontal-align="justify" draw:textarea-vertical-align="middle" draw:auto-grow-height="false" fo:min-height="1.054cm" fo:min-width="1.533cm"/>
      <style:paragraph-properties style:writing-mode="lr-tb"/>
    </style:style>
    <style:style style:name="gr6" style:family="graphic" style:parent-style-name="standard">
      <style:graphic-properties draw:stroke="solid" draw:textarea-horizontal-align="justify" draw:textarea-vertical-align="middle" draw:auto-grow-height="false" fo:min-height="1.423cm" fo:min-width="3.25cm"/>
      <style:paragraph-properties style:writing-mode="lr-tb"/>
    </style:style>
    <style:style style:name="gr7" style:family="graphic" style:parent-style-name="standard">
      <style:graphic-properties draw:stroke="solid" draw:textarea-horizontal-align="justify" draw:textarea-vertical-align="middle" draw:auto-grow-height="false" fo:min-height="2.647cm" fo:min-width="2.079cm"/>
      <style:paragraph-properties style:writing-mode="lr-tb"/>
    </style:style>
    <style:style style:name="gr8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2.741cm" fo:min-width="24.821cm"/>
    </style:style>
    <style:style style:name="gr11" style:family="graphic" style:parent-style-name="standard">
      <style:graphic-properties draw:stroke="solid" svg:stroke-width="0.051cm" svg:stroke-color="#000000" draw:marker-start-width="0.279cm" draw:marker-end-width="0.279cm" draw:textarea-horizontal-align="justify" draw:textarea-vertical-align="middle" draw:auto-grow-height="false" fo:min-height="0.97cm" fo:min-width="3.869cm" fo:padding-top="0.15cm" fo:padding-bottom="0.15cm" fo:padding-left="0.275cm" fo:padding-right="0.275cm"/>
      <style:paragraph-properties style:writing-mode="lr-tb"/>
    </style:style>
    <style:style style:name="gr12" style:family="graphic" style:parent-style-name="standard">
      <style:graphic-properties draw:stroke="solid" draw:textarea-horizontal-align="justify" draw:textarea-vertical-align="middle" draw:auto-grow-height="false" fo:min-height="2.424cm" fo:min-width="1.698cm"/>
      <style:paragraph-properties style:writing-mode="lr-tb"/>
    </style:style>
    <style:style style:name="gr13" style:family="graphic" style:parent-style-name="standard">
      <style:graphic-properties draw:stroke-dash="Fine_20_Dashed" draw:textarea-horizontal-align="justify" draw:textarea-vertical-align="middle" draw:auto-grow-height="false" fo:min-height="1.642cm" fo:min-width="1.67cm"/>
    </style:style>
    <style:style style:name="P1" style:family="paragraph">
      <style:paragraph-properties fo:text-align="center" style:writing-mode="lr-tb"/>
      <style:text-properties fo:font-size="16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style:font-name="Liberation Mono" fo:font-size="16pt" fo:font-style="italic" style:font-size-asian="18pt" style:font-size-complex="18pt"/>
    </style:style>
    <style:style style:name="P4" style:family="paragraph">
      <style:paragraph-properties fo:text-align="center" style:writing-mode="lr-tb"/>
      <style:text-properties style:font-name="Liberation Mono" fo:font-size="18pt" fo:font-style="italic" fo:font-weight="bold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style:font-name="Liberation Mono" fo:font-size="16pt" fo:font-style="italic" style:font-size-asian="18pt" style:font-size-complex="18pt"/>
    </style:style>
    <style:style style:name="T3" style:family="text">
      <style:text-properties style:font-name="Liberation Mono" fo:font-size="18pt" fo:font-style="italic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64cm" svg:height="1.27cm" svg:x="12.144cm" svg:y="1.523cm">
          <text:p text:style-name="P1"><text:span text:style-name="T1">SPARQL 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43cm" svg:height="1.195cm" svg:x="12.959cm" svg:y="4.568cm">
          <text:p text:style-name="P1"><text:span text:style-name="T1">HTTP Clien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4.023cm" svg:y1="4.524cm" svg:x2="14.05cm" svg:y2="2.846cm">
          <text:p/>
        </draw:line>
        <draw:line draw:style-name="gr4" draw:text-style-name="P2" draw:layer="layout" svg:x1="16.003cm" svg:y1="2.846cm" svg:x2="16.034cm" svg:y2="4.55cm">
          <text:p/>
        </draw:line>
        <draw:custom-shape draw:style-name="gr5" draw:text-style-name="P1" xml:id="id2" draw:id="id2" draw:layer="layout" svg:width="4.065cm" svg:height="2.608cm" svg:x="8.751cm" svg:y="7.011cm">
          <text:p text:style-name="P1"><text:span text:style-name="T1">Query</text:span></text:p>
          <text:p text:style-name="P1"><text:span text:style-name="T1">Build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xml:id="id1" draw:id="id1" draw:layer="layout" svg:width="3.749cm" svg:height="1.895cm" svg:x="3.724cm" svg:y="7.377cm">
          <text:p text:style-name="P3"><text:span text:style-name="T2">SPARQL</text:span></text:p>
          <text:p text:style-name="P3"><text:span text:style-name="T2">Templat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" xml:id="id4" draw:id="id4" draw:layer="layout" svg:width="4.065cm" svg:height="2.608cm" svg:x="17.285cm" svg:y="6.992cm">
          <text:p text:style-name="P1"><text:span text:style-name="T1">View</text:span></text:p>
          <text:p text:style-name="P1"><text:span text:style-name="T1">Build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draw:layer="layout" svg:width="2.857cm" svg:height="3.175cm" svg:x="13.566cm" svg:y="10.843cm">
          <text:p text:style-name="P4"><text:span text:style-name="T3">HTML</text:span></text:p>
          <text:p text:style-name="P4"><text:span text:style-name="T3">P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3" draw:id="id3" draw:layer="layout" svg:width="3.749cm" svg:height="1.895cm" svg:x="22.206cm" svg:y="7.338cm">
          <text:p text:style-name="P3"><text:span text:style-name="T2">HTML</text:span></text:p>
          <text:p text:style-name="P3"><text:span text:style-name="T2">Templat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8" draw:text-style-name="P2" draw:layer="layout" svg:x1="7.473cm" svg:y1="8.325cm" svg:x2="8.751cm" svg:y2="8.315cm" draw:start-shape="id1" draw:start-glue-point="7" draw:end-shape="id2" draw:end-glue-point="5" svg:d="M7473 8325h639v-10h639" svg:viewBox="0 0 1279 11">
          <text:p/>
        </draw:connector>
        <draw:connector draw:style-name="gr8" draw:text-style-name="P2" draw:layer="layout" svg:x1="22.206cm" svg:y1="8.286cm" svg:x2="21.35cm" svg:y2="8.296cm" draw:start-shape="id3" draw:start-glue-point="5" draw:end-shape="id4" draw:end-glue-point="7" svg:d="M22206 8286h-428v10h-428" svg:viewBox="0 0 857 11">
          <text:p/>
        </draw:connector>
        <draw:line draw:style-name="gr8" draw:text-style-name="P2" draw:layer="layout" svg:x1="11.641cm" svg:y1="7.593cm" svg:x2="13.911cm" svg:y2="5.763cm">
          <text:p/>
        </draw:line>
        <draw:line draw:style-name="gr9" draw:text-style-name="P2" draw:layer="layout" svg:x1="13.757cm" svg:y1="10.901cm" svg:x2="11.825cm" svg:y2="8.97cm">
          <text:p/>
        </draw:line>
        <draw:line draw:style-name="gr9" draw:text-style-name="P2" draw:layer="layout" svg:x1="18.151cm" svg:y1="8.89cm" svg:x2="16.271cm" svg:y2="11.06cm">
          <text:p/>
        </draw:line>
        <draw:custom-shape draw:style-name="gr10" draw:text-style-name="P5" draw:layer="layout" svg:width="25.321cm" svg:height="12.991cm" svg:x="2.222cm" svg:y="3.836cm">
          <text:p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6.271cm" svg:y1="5.741cm" svg:x2="18.361cm" svg:y2="7.726cm">
          <text:p/>
        </draw:line>
        <draw:custom-shape draw:style-name="gr11" draw:text-style-name="P1" draw:layer="layout" svg:width="4.419cm" svg:height="1.27cm" svg:x="12.912cm" svg:y="17.61cm">
          <text:p text:style-name="P1"><text:span text:style-name="T1">Web 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43cm" svg:height="1.195cm" svg:x="12.615cm" svg:y="14.966cm">
          <text:p text:style-name="P1"><text:span text:style-name="T1">HTTP Cli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434cm" svg:height="2.91cm" svg:x="13.784cm" svg:y="10.954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14.34cm" svg:y1="13.996cm" svg:x2="14.367cm" svg:y2="14.922cm">
          <text:p/>
        </draw:line>
        <draw:line draw:style-name="gr9" draw:text-style-name="P2" draw:layer="layout" svg:x1="14.023cm" svg:y1="16.113cm" svg:x2="14.023cm" svg:y2="17.674cm">
          <text:p/>
        </draw:line>
        <draw:line draw:style-name="gr9" draw:text-style-name="P2" draw:layer="layout" svg:x1="16.087cm" svg:y1="17.541cm" svg:x2="16.061cm" svg:y2="16.218cm">
          <text:p/>
        </draw:line>
        <draw:line draw:style-name="gr9" draw:text-style-name="P2" draw:layer="layout" svg:x1="15.743cm" svg:y1="14.896cm" svg:x2="15.717cm" svg:y2="13.996cm">
          <text:p/>
        </draw:line>
        <draw:custom-shape draw:style-name="gr13" draw:text-style-name="P5" draw:layer="layout" svg:width="4.339cm" svg:height="3.784cm" svg:x="12.78cm" svg:y="6.1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Long_20_Dot" svg:stroke-width="0.076cm" svg:stroke-color="#000000" draw:marker-start-width="0.305cm" draw:marker-start-center="false" draw:marker-end-width="0.305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Long_20_Dash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51cm" svg:stroke-color="#000000" draw:marker-start-width="0.178cm" draw:marker-end-width="0.178cm" draw:fill="none" draw:opacity="0%" draw:shadow-opacity="0%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width="0.051cm" svg:stroke-color="#000000" draw:marker-start-width="0.279cm" draw:marker-end-width="0.279cm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7T21:54:08.055048487</meta:creation-date>
    <dc:date>2021-08-05T20:33:40.756043054</dc:date>
    <meta:editing-duration>PT58M17S</meta:editing-duration>
    <meta:editing-cycles>13</meta:editing-cycles>
    <meta:generator>LibreOffice/7.1.4.2$Linux_X86_64 LibreOffice_project/10$Build-2</meta:generator>
    <meta:document-statistic meta:object-count="24"/>
  </office:meta>
</office:document-meta>
</file>